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2cf77" officeooo:paragraph-rsid="0002cf77" fo:background-color="#ffff00" style:font-size-asian="16pt" style:font-size-complex="16pt"/>
    </style:style>
    <style:style style:name="P2" style:family="paragraph" style:parent-style-name="Standard">
      <style:text-properties fo:font-size="16pt" fo:font-weight="bold" officeooo:rsid="0010dc41" officeooo:paragraph-rsid="0010dc41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officeooo:rsid="0005b564" officeooo:paragraph-rsid="0005b564" style:font-size-asian="10.5pt" style:font-size-complex="12pt"/>
    </style:style>
    <style:style style:name="P4" style:family="paragraph" style:parent-style-name="Standard">
      <style:text-properties fo:font-size="12pt" officeooo:rsid="0005b564" officeooo:paragraph-rsid="00072b8f" style:font-size-asian="10.5pt" style:font-size-complex="12pt"/>
    </style:style>
    <style:style style:name="P5" style:family="paragraph" style:parent-style-name="Standard">
      <style:text-properties fo:font-size="12pt" officeooo:rsid="0010dc41" officeooo:paragraph-rsid="0010dc41" style:font-size-asian="10.5pt" style:font-size-complex="12pt"/>
    </style:style>
    <style:style style:name="T1" style:family="text">
      <style:text-properties officeooo:rsid="0005b564"/>
    </style:style>
    <style:style style:name="T2" style:family="text">
      <style:text-properties officeooo:rsid="00072b8f"/>
    </style:style>
    <style:style style:name="T3" style:family="text">
      <style:text-properties officeooo:rsid="00090e22"/>
    </style:style>
    <style:style style:name="T4" style:family="text">
      <style:text-properties officeooo:rsid="000afda5"/>
    </style:style>
    <style:style style:name="T5" style:family="text">
      <style:text-properties officeooo:rsid="000b9b1f"/>
    </style:style>
    <style:style style:name="T6" style:family="text">
      <style:text-properties officeooo:rsid="000d926d"/>
    </style:style>
    <style:style style:name="T7" style:family="text">
      <style:text-properties officeooo:rsid="000f83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renciamento de pacotes</text:p>
      <text:p text:style-name="P1"/>
      <text:p text:style-name="P1">O q<text:span text:style-name="T1">ue</text:span> são pacotes?</text:p>
      <text:p text:style-name="P3"/>
      <text:p text:style-name="P4">Um pacote é em essência um arquivo compactado, no qual contem um executável binário, arquivos de configuração, <text:span text:style-name="T2">bibliotecas e</text:span> informações sobre as depedências<text:span text:style-name="T2">, ou seja, tudo que é necessário para que uma determinada aplicação </text:span><text:span text:style-name="T3">seja instalada e que</text:span><text:span text:style-name="T2"> funcione </text:span><text:span text:style-name="T3">corretamente</text:span><text:span text:style-name="T2">. Muitos grandes projetos como o KDE e o Gnome, se utilizam-se de vários pacotes para que o ecossistema do projeto seja instalado de fato. </text:span><text:span text:style-name="T3">Alguns pacotes podem ser </text:span><text:span text:style-name="T4">necessários para a instalação de outros, as depedências, nada mais são do que pacotes essênciais para o funcionamento de outros, </text:span><text:span text:style-name="T5">como por exemplo </text:span><text:span text:style-name="T6">a Glibc que é utilizada pela grande maioria das aplicações do mundo linux </text:span><text:span text:style-name="T7">como a interface gŕafica Gnome.</text:span></text:p>
      <text:p text:style-name="P4"/>
      <text:p text:style-name="P5">DPKG</text:p>
      <text:p text:style-name="P5"/>
      <text:p text:style-name="P5"/>
      <text:p text:style-name="P5">APT</text:p>
      <text:p text:style-name="P5"/>
      <text:p text:style-name="P5"/>
      <text:p text:style-name="P5">RPM</text:p>
      <text:p text:style-name="P5"/>
      <text:p text:style-name="P5">Yum</text:p>
      <text:p text:style-name="P5"/>
      <text:p text:style-name="P5">DN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1T16:00:20.540692657</meta:creation-date>
    <meta:editing-duration>PT1H10M</meta:editing-duration>
    <meta:editing-cycles>3</meta:editing-cycles>
    <meta:generator>LibreOffice/7.0.4.2$Linux_X86_64 LibreOffice_project/00$Build-2</meta:generator>
    <dc:date>2021-02-11T18:34:36.941326671</dc:date>
    <meta:document-statistic meta:table-count="0" meta:image-count="0" meta:object-count="0" meta:page-count="1" meta:paragraph-count="8" meta:word-count="121" meta:character-count="740" meta:non-whitespace-character-count="627"/>
  </office:meta>
</office:document-meta>
</file>